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15cm"/>
    </style:style>
    <style:style style:name="co2" style:family="table-column">
      <style:table-column-properties fo:break-before="auto" style:column-width="3.041cm"/>
    </style:style>
    <style:style style:name="co3" style:family="table-column">
      <style:table-column-properties fo:break-before="auto" style:column-width="3.29cm"/>
    </style:style>
    <style:style style:name="co4" style:family="table-column">
      <style:table-column-properties fo:break-before="auto" style:column-width="3.427cm"/>
    </style:style>
    <style:style style:name="co5" style:family="table-column">
      <style:table-column-properties fo:break-before="auto" style:column-width="2.902cm"/>
    </style:style>
    <style:style style:name="co6" style:family="table-column">
      <style:table-column-properties fo:break-before="auto" style:column-width="3.704cm"/>
    </style:style>
    <style:style style:name="co7" style:family="table-column">
      <style:table-column-properties fo:break-before="auto" style:column-width="3.373cm"/>
    </style:style>
    <style:style style:name="co8" style:family="table-column">
      <style:table-column-properties fo:break-before="auto" style:column-width="3.26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727cm"/>
    </style:style>
    <style:style style:name="co11" style:family="table-column">
      <style:table-column-properties fo:break-before="auto" style:column-width="3.676cm"/>
    </style:style>
    <style:style style:name="co12" style:family="table-column">
      <style:table-column-properties fo:break-before="auto" style:column-width="3.067cm"/>
    </style:style>
    <style:style style:name="co13" style:family="table-column">
      <style:table-column-properties fo:break-before="auto" style:column-width="3.15cm"/>
    </style:style>
    <style:style style:name="co14" style:family="table-column">
      <style:table-column-properties fo:break-before="auto" style:column-width="2.847cm"/>
    </style:style>
    <style:style style:name="co15" style:family="table-column">
      <style:table-column-properties fo:break-before="auto" style:column-width="2.958cm"/>
    </style:style>
    <style:style style:name="co16" style:family="table-column">
      <style:table-column-properties fo:break-before="auto" style:column-width="3.925cm"/>
    </style:style>
    <style:style style:name="co17" style:family="table-column">
      <style:table-column-properties fo:break-before="auto" style:column-width="4.036cm"/>
    </style:style>
    <style:style style:name="co18" style:family="table-column">
      <style:table-column-properties fo:break-before="auto" style:column-width="4.202cm"/>
    </style:style>
    <style:style style:name="co19" style:family="table-column">
      <style:table-column-properties fo:break-before="auto" style:column-width="3.096cm"/>
    </style:style>
    <style:style style:name="co20" style:family="table-column">
      <style:table-column-properties fo:break-before="auto" style:column-width="2.542cm"/>
    </style:style>
    <style:style style:name="co21" style:family="table-column">
      <style:table-column-properties fo:break-before="auto" style:column-width="3.344cm"/>
    </style:style>
    <style:style style:name="co22" style:family="table-column">
      <style:table-column-properties fo:break-before="auto" style:column-width="3.316cm"/>
    </style:style>
    <style:style style:name="co23" style:family="table-column">
      <style:table-column-properties fo:break-before="auto" style:column-width="2.764cm"/>
    </style:style>
    <style:style style:name="co24" style:family="table-column">
      <style:table-column-properties fo:break-before="auto" style:column-width="2.598cm"/>
    </style:style>
    <style:style style:name="co25" style:family="table-column">
      <style:table-column-properties fo:break-before="auto" style:column-width="2.792cm"/>
    </style:style>
    <style:style style:name="co26" style:family="table-column">
      <style:table-column-properties fo:break-before="auto" style:column-width="2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20"/>
    <style:style style:name="ce2" style:family="table-cell" style:parent-style-name="Default" style:data-style-name="N60"/>
    <style:style style:name="T1" style:family="text">
      <style:text-properties fo:font-weight="bold"/>
    </style:style>
  </office:automatic-styles>
  <office:body>
    <office:spreadsheet>
      <table:calculation-settings table:precision-as-shown="true"/>
      <table:table table:name="Pergunt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_Primario(V)</text:p>
          </table:table-cell>
          <table:table-cell office:value-type="string" calcext:value-type="string">
            <text:p>e_U_primario(V)</text:p>
          </table:table-cell>
          <table:table-cell office:value-type="string" calcext:value-type="string">
            <text:p>U_espiras(mV)</text:p>
          </table:table-cell>
          <table:table-cell office:value-type="string" calcext:value-type="string">
            <text:p>e_U_espiras(mV)</text:p>
          </table:table-cell>
          <table:table-cell office:value-type="string" calcext:value-type="string">
            <text:p>U_secundario(V)</text:p>
          </table:table-cell>
          <table:table-cell office:value-type="string" calcext:value-type="string">
            <text:p>e_U_secundario (V)</text:p>
          </table:table-cell>
          <table:table-cell table:number-columns-repeated="2"/>
        </table:table-row>
        <table:table-row table:style-name="ro1">
          <table:table-cell office:value-type="float" office:value="15.03" calcext:value-type="float">
            <text:p>15.03</text:p>
          </table:table-cell>
          <table:table-cell office:value-type="float" office:value="0.03" calcext:value-type="float">
            <text:p>0.03</text:p>
          </table:table-cell>
          <table:table-cell office:value-type="float" office:value="120.5" calcext:value-type="float">
            <text:p>120.5</text:p>
          </table:table-cell>
          <table:table-cell office:value-type="float" office:value="0.2" calcext:value-type="float">
            <text:p>0.2</text:p>
          </table:table-cell>
          <table:table-cell office:value-type="float" office:value="1.723" calcext:value-type="float">
            <text:p>1.723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office:value-type="float" office:value="30.57" calcext:value-type="float">
            <text:p>30.57</text:p>
          </table:table-cell>
          <table:table-cell office:value-type="float" office:value="0.04" calcext:value-type="float">
            <text:p>0.04</text:p>
          </table:table-cell>
          <table:table-cell office:value-type="float" office:value="246.3" calcext:value-type="float">
            <text:p>246.3</text:p>
          </table:table-cell>
          <table:table-cell office:value-type="float" office:value="0.2" calcext:value-type="float">
            <text:p>0.2</text:p>
          </table:table-cell>
          <table:table-cell office:value-type="float" office:value="3.54" calcext:value-type="float">
            <text:p>3.54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office:value-type="float" office:value="45.01" calcext:value-type="float">
            <text:p>45.01</text:p>
          </table:table-cell>
          <table:table-cell office:value-type="float" office:value="0.04" calcext:value-type="float">
            <text:p>0.04</text:p>
          </table:table-cell>
          <table:table-cell office:value-type="float" office:value="361.5" calcext:value-type="float">
            <text:p>361.5</text:p>
          </table:table-cell>
          <table:table-cell office:value-type="float" office:value="0.3" calcext:value-type="float">
            <text:p>0.3</text:p>
          </table:table-cell>
          <table:table-cell office:value-type="float" office:value="5.195" calcext:value-type="float">
            <text:p>5.195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float" office:value="0.05" calcext:value-type="float">
            <text:p>0.05</text:p>
          </table:table-cell>
          <table:table-cell office:value-type="float" office:value="486" calcext:value-type="float">
            <text:p>486</text:p>
          </table:table-cell>
          <table:table-cell office:value-type="float" office:value="0.5" calcext:value-type="float">
            <text:p>0.5</text:p>
          </table:table-cell>
          <table:table-cell office:value-type="float" office:value="6.96" calcext:value-type="float">
            <text:p>6.96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75.26" calcext:value-type="float">
            <text:p>75.26</text:p>
          </table:table-cell>
          <table:table-cell office:value-type="float" office:value="0.02" calcext:value-type="float">
            <text:p>0.02</text:p>
          </table:table-cell>
          <table:table-cell office:value-type="float" office:value="602.5" calcext:value-type="float">
            <text:p>602.5</text:p>
          </table:table-cell>
          <table:table-cell office:value-type="float" office:value="0.7" calcext:value-type="float">
            <text:p>0.7</text:p>
          </table:table-cell>
          <table:table-cell office:value-type="float" office:value="8.65" calcext:value-type="float">
            <text:p>8.65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0.08" calcext:value-type="float">
            <text:p>0.08</text:p>
          </table:table-cell>
          <table:table-cell office:value-type="float" office:value="726" calcext:value-type="float">
            <text:p>726</text:p>
          </table:table-cell>
          <table:table-cell office:value-type="float" office:value="0.8" calcext:value-type="float">
            <text:p>0.8</text:p>
          </table:table-cell>
          <table:table-cell office:value-type="float" office:value="10.45" calcext:value-type="float">
            <text:p>10.45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0.3" calcext:value-type="float">
            <text:p>0.3</text:p>
          </table:table-cell>
          <table:table-cell office:value-type="float" office:value="848.3" calcext:value-type="float">
            <text:p>848.3</text:p>
          </table:table-cell>
          <table:table-cell office:value-type="float" office:value="0.5" calcext:value-type="float">
            <text:p>0.5</text:p>
          </table:table-cell>
          <table:table-cell office:value-type="float" office:value="12.17" calcext:value-type="float">
            <text:p>12.17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0.1" calcext:value-type="float">
            <text:p>0.1</text:p>
          </table:table-cell>
          <table:table-cell office:value-type="float" office:value="971" calcext:value-type="float">
            <text:p>971</text:p>
          </table:table-cell>
          <table:table-cell office:value-type="float" office:value="0.6" calcext:value-type="float">
            <text:p>0.6</text:p>
          </table:table-cell>
          <table:table-cell office:value-type="float" office:value="13.94" calcext:value-type="float">
            <text:p>13.94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" calcext:value-type="float">
            <text:p>0.1</text:p>
          </table:table-cell>
          <table:table-cell office:value-type="float" office:value="1084" calcext:value-type="float">
            <text:p>1084</text:p>
          </table:table-cell>
          <table:table-cell office:value-type="float" office:value="2" calcext:value-type="float">
            <text:p>2</text:p>
          </table:table-cell>
          <table:table-cell office:value-type="float" office:value="15.62" calcext:value-type="float">
            <text:p>15.62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149.8" calcext:value-type="float">
            <text:p>149.8</text:p>
          </table:table-cell>
          <table:table-cell office:value-type="float" office:value="0.2" calcext:value-type="float">
            <text:p>0.2</text:p>
          </table:table-cell>
          <table:table-cell office:value-type="float" office:value="1203" calcext:value-type="float">
            <text:p>1203</text:p>
          </table:table-cell>
          <table:table-cell office:value-type="float" office:value="3" calcext:value-type="float">
            <text:p>3</text:p>
          </table:table-cell>
          <table:table-cell office:value-type="float" office:value="17.34" calcext:value-type="float">
            <text:p>17.34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elação v5/vp</text:p>
          </table:table-cell>
          <table:table-cell office:value-type="string" calcext:value-type="string">
            <text:p>e_relação</text:p>
          </table:table-cell>
          <table:table-cell office:value-type="string" calcext:value-type="string">
            <text:p>Espiras primário</text:p>
          </table:table-cell>
          <table:table-cell office:value-type="string" calcext:value-type="string">
            <text:p>e_espiras primario</text:p>
          </table:table-cell>
          <table:table-cell/>
          <table:table-cell office:value-type="float" office:value="1.723" calcext:value-type="float">
            <text:p>1.723</text:p>
          </table:table-cell>
          <table:table-cell office:value-type="float" office:value="15.03" calcext:value-type="float">
            <text:p>15.0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1" office:value-type="float" office:value="0.00803789" calcext:value-type="float">
            <text:p>0.00803789</text:p>
          </table:table-cell>
          <table:table-cell table:style-name="ce1" office:value-type="float" office:value="0.00001481" calcext:value-type="float">
            <text:p>1.481E-005</text:p>
          </table:table-cell>
          <table:table-cell table:style-name="ce1" table:formula="of:=5/[.A16]" office:value-type="float" office:value="621.89055" calcext:value-type="float">
            <text:p/>
          </table:table-cell>
          <table:table-cell table:style-name="ce1" table:formula="of:=5*[.B16]/([.A16]^2)*[.A16]" office:value-type="float" office:value="0.00622" calcext:value-type="float">
            <text:p/>
          </table:table-cell>
          <table:table-cell/>
          <table:table-cell office:value-type="float" office:value="3.54" calcext:value-type="float">
            <text:p>3.54</text:p>
          </table:table-cell>
          <table:table-cell office:value-type="float" office:value="30.57" calcext:value-type="float">
            <text:p>30.5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1" office:value-type="string" calcext:value-type="string">
            <text:p>Relação v5/vs</text:p>
          </table:table-cell>
          <table:table-cell table:style-name="ce1" office:value-type="string" calcext:value-type="string">
            <text:p>e_relação v5/vs</text:p>
          </table:table-cell>
          <table:table-cell table:style-name="ce1" office:value-type="string" calcext:value-type="string">
            <text:p>Espiras secundário</text:p>
          </table:table-cell>
          <table:table-cell table:style-name="ce1" office:value-type="string" calcext:value-type="string">
            <text:p>e_espiras sec</text:p>
          </table:table-cell>
          <table:table-cell/>
          <table:table-cell office:value-type="float" office:value="5.195" calcext:value-type="float">
            <text:p>5.195</text:p>
          </table:table-cell>
          <table:table-cell office:value-type="float" office:value="45.01" calcext:value-type="float">
            <text:p>45.0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1" office:value-type="float" office:value="0.0693911" calcext:value-type="float">
            <text:p>0.0693911</text:p>
          </table:table-cell>
          <table:table-cell table:style-name="ce1" office:value-type="float" office:value="0.00009928" calcext:value-type="float">
            <text:p>9.928E-005</text:p>
          </table:table-cell>
          <table:table-cell table:style-name="ce1" table:formula="of:=5/[.A18]" office:value-type="float" office:value="72.05649" calcext:value-type="float">
            <text:p/>
          </table:table-cell>
          <table:table-cell table:style-name="ce1" table:formula="of:=5*[.B18]/([.A18]^2)*[.A18]" office:value-type="float" office:value="0.00721" calcext:value-type="float">
            <text:p/>
          </table:table-cell>
          <table:table-cell/>
          <table:table-cell office:value-type="float" office:value="6.96" calcext:value-type="float">
            <text:p>6.96</text:p>
          </table:table-cell>
          <table:table-cell office:value-type="float" office:value="60.16" calcext:value-type="float">
            <text:p>60.1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5"/>
          <table:table-cell office:value-type="float" office:value="8.65" calcext:value-type="float">
            <text:p>8.65</text:p>
          </table:table-cell>
          <table:table-cell office:value-type="float" office:value="75.26" calcext:value-type="float">
            <text:p>75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JUSTE LINEAR</text:p>
          </table:table-cell>
          <table:covered-table-cell/>
          <table:table-cell office:value-type="string" calcext:value-type="string" table:number-columns-spanned="2" table:number-rows-spanned="1">
            <text:p>UTILIZANDO O NUMERO DE ESPIRAS</text:p>
          </table:table-cell>
          <table:covered-table-cell/>
          <table:table-cell/>
          <table:table-cell office:value-type="float" office:value="10.45" calcext:value-type="float">
            <text:p>10.45</text:p>
          </table:table-cell>
          <table:table-cell office:value-type="float" office:value="90.4" calcext:value-type="float">
            <text:p>90.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Relação vp/vs</text:p>
          </table:table-cell>
          <table:table-cell office:value-type="string" calcext:value-type="string">
            <text:p>e_relacao</text:p>
          </table:table-cell>
          <table:table-cell office:value-type="string" calcext:value-type="string">
            <text:p>Relação vp/vs</text:p>
          </table:table-cell>
          <table:table-cell office:value-type="string" calcext:value-type="string">
            <text:p>e_relacao</text:p>
          </table:table-cell>
          <table:table-cell/>
          <table:table-cell office:value-type="float" office:value="12.17" calcext:value-type="float">
            <text:p>12.17</text:p>
          </table:table-cell>
          <table:table-cell office:value-type="float" office:value="105.1" calcext:value-type="float">
            <text:p>105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.63289" calcext:value-type="float">
            <text:p>8.63289</text:p>
          </table:table-cell>
          <table:table-cell office:value-type="float" office:value="0.01075" calcext:value-type="float">
            <text:p>0.01075</text:p>
          </table:table-cell>
          <table:table-cell table:formula="of:=[.C16]/[.C18]" office:value-type="float" office:value="8.63059732718038" calcext:value-type="float">
            <text:p/>
          </table:table-cell>
          <table:table-cell table:formula="of:=SQRT(([.D16]/[.C18])^2+([.C16]*[.D18]/[.C18]^2)^2)" office:value-type="float" office:value="0.000867884365506109" calcext:value-type="float">
            <text:p/>
          </table:table-cell>
          <table:table-cell/>
          <table:table-cell office:value-type="float" office:value="13.94" calcext:value-type="float">
            <text:p>13.94</text:p>
          </table:table-cell>
          <table:table-cell office:value-type="float" office:value="120.5" calcext:value-type="float">
            <text:p>120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/>
          <table:table-cell office:value-type="float" office:value="15.62" calcext:value-type="float">
            <text:p>15.62</text:p>
          </table:table-cell>
          <table:table-cell office:value-type="float" office:value="135" calcext:value-type="float">
            <text:p>13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/>
          <table:table-cell office:value-type="float" office:value="17.34" calcext:value-type="float">
            <text:p>17.34</text:p>
          </table:table-cell>
          <table:table-cell office:value-type="float" office:value="149.8" calcext:value-type="float">
            <text:p>149.8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Pergunta 2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+Bsaturacao(V)</text:p>
          </table:table-cell>
          <table:table-cell office:value-type="float" office:value="1.44" calcext:value-type="float">
            <text:p>1.44</text:p>
          </table:table-cell>
          <table:table-cell table:number-columns-repeated="3"/>
          <table:table-cell table:formula="of:=[.$B$22]*[.$B$23]*[.B2]/([.$A$29]*[.$B$32])" office:value-type="float" office:value="2.97607157633681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+Bsaturacao(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3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Bsaturacao(V)</text:p>
          </table:table-cell>
          <table:table-cell office:value-type="float" office:value="-1.42" calcext:value-type="float">
            <text:p>-1.42</text:p>
          </table:table-cell>
          <table:table-cell table:number-columns-repeated="3"/>
          <table:table-cell table:formula="of:=[.$B$22]*[.$B$23]*[.B4]/([.$A$29]*[.$B$32])" office:value-type="float" office:value="-2.93473724888769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-Bsaturacao(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5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Hcoercivo(ms)</text:p>
          </table:table-cell>
          <table:table-cell office:value-type="float" office:value="21.8" calcext:value-type="float">
            <text:p>21.8</text:p>
          </table:table-cell>
          <table:table-cell table:formula="of:=[.B6]*0.02" office:value-type="float" office:value="0.436" calcext:value-type="float">
            <text:p/>
          </table:table-cell>
          <table:table-cell office:value-type="string" calcext:value-type="string">
            <text:p>V</text:p>
          </table:table-cell>
          <table:table-cell table:formula="of:=[.$A$27]*[.C6]/([.$B$21]*[.$A$32])" office:value-type="float" office:value="128.504398009479" calcext:value-type="float">
            <text:p/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+Hcoercivo(ms)</text:p>
          </table:table-cell>
          <table:table-cell office:value-type="float" office:value="0.2" calcext:value-type="float">
            <text:p>0.2</text:p>
          </table:table-cell>
          <table:table-cell table:formula="of:=[.B7]*0.02" office:value-type="float" office:value="0.004" calcext:value-type="float">
            <text:p/>
          </table:table-cell>
          <table:table-cell office:value-type="string" calcext:value-type="string">
            <text:p>V</text:p>
          </table:table-cell>
          <table:table-cell table:formula="of:=[.$A$27]*[.C7]/([.$B$21]*[.$A$32])" office:value-type="float" office:value="1.17893943127962" calcext:value-type="float">
            <text:p/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Hcoercivo<text:span text:style-name="T1">(</text:span>ms<text:span text:style-name="T1">)</text:span></text:p>
          </table:table-cell>
          <table:table-cell office:value-type="float" office:value="-22.8" calcext:value-type="float">
            <text:p>-22.8</text:p>
          </table:table-cell>
          <table:table-cell table:formula="of:=[.B8]*0.02" office:value-type="float" office:value="-0.456" calcext:value-type="float">
            <text:p/>
          </table:table-cell>
          <table:table-cell office:value-type="string" calcext:value-type="string">
            <text:p>V</text:p>
          </table:table-cell>
          <table:table-cell table:formula="of:=[.$A$27]*[.C8]/([.$B$21]*[.$A$32])" office:value-type="float" office:value="-134.399095165877" calcext:value-type="float">
            <text:p/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-Hcoercivo(ms)</text:p>
          </table:table-cell>
          <table:table-cell office:value-type="float" office:value="0.2" calcext:value-type="float">
            <text:p>0.2</text:p>
          </table:table-cell>
          <table:table-cell table:formula="of:=[.B9]*0.02" office:value-type="float" office:value="0.004" calcext:value-type="float">
            <text:p/>
          </table:table-cell>
          <table:table-cell office:value-type="string" calcext:value-type="string">
            <text:p>V</text:p>
          </table:table-cell>
          <table:table-cell table:formula="of:=[.$A$27]*[.C9]/([.$B$21]*[.$A$32])" office:value-type="float" office:value="1.17893943127962" calcext:value-type="float">
            <text:p/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Bremanescente(mV)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formula="of:=[.$B$22]*[.$B$23]*[.B10]/([.$A$29]*[.$B$32])" office:value-type="float" office:value="1.44670146071929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+Bremanescente(m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11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Bremanescente<text:span text:style-name="T1">(</text:span>mV<text:span text:style-name="T1">)</text:span></text:p>
          </table:table-cell>
          <table:table-cell office:value-type="float" office:value="-0.64" calcext:value-type="float">
            <text:p>-0.64</text:p>
          </table:table-cell>
          <table:table-cell table:number-columns-repeated="3"/>
          <table:table-cell table:formula="of:=[.$B$22]*[.$B$23]*[.B12]/([.$A$29]*[.$B$32])" office:value-type="float" office:value="-1.32269847837192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-Bremanescente(m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13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lta_Hcoercivos(ms)</text:p>
          </table:table-cell>
          <table:table-cell office:value-type="float" office:value="44.6" calcext:value-type="float">
            <text:p>44.6</text:p>
          </table:table-cell>
          <table:table-cell table:formula="of:=[.B15]*0.02" office:value-type="float" office:value="0.892" calcext:value-type="float">
            <text:p/>
          </table:table-cell>
          <table:table-cell office:value-type="string" calcext:value-type="string">
            <text:p>V</text:p>
          </table:table-cell>
          <table:table-cell table:formula="of:=[.$A$27]*[.C15]/([.$B$21]*[.$A$32])" office:value-type="float" office:value="262.903493175355" calcext:value-type="float">
            <text:p/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_Bremanescentes(V)</text:p>
          </table:table-cell>
          <table:table-cell office:value-type="float" office:value="1.34" calcext:value-type="float">
            <text:p>1.34</text:p>
          </table:table-cell>
          <table:table-cell table:number-columns-repeated="3"/>
          <table:table-cell table:formula="of:=[.$B$22]*[.$B$23]*[.B16]/([.$A$29]*[.$B$32])" office:value-type="float" office:value="2.7693999390912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_Delta_Bremanescentes(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17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_Bsaturacao(V)</text:p>
          </table:table-cell>
          <table:table-cell office:value-type="float" office:value="2.86" calcext:value-type="float">
            <text:p>2.86</text:p>
          </table:table-cell>
          <table:table-cell table:number-columns-repeated="3"/>
          <table:table-cell table:formula="of:=[.$B$22]*[.$B$23]*[.B18]/([.$A$29]*[.$B$32])" office:value-type="float" office:value="5.91080882522451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_Delta_Bsaturacao(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19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(ohm)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(Ohm)</text:p>
          </table:table-cell>
          <table:table-cell office:value-type="float" office:value="100000" calcext:value-type="float">
            <text:p>1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(F)</text:p>
          </table:table-cell>
          <table:table-cell table:style-name="ce2" office:value-type="float" office:value="0.000001" calcext:value-type="float">
            <text:p>1E-006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Espiras primário</text:p>
          </table:table-cell>
          <table:table-cell office:value-type="string" calcext:value-type="string">
            <text:p>e_espiras primario</text:p>
          </table:table-cell>
          <table:table-cell table:number-columns-repeated="8"/>
        </table:table-row>
        <table:table-row table:style-name="ro1">
          <table:table-cell office:value-type="float" office:value="621.89055" calcext:value-type="float">
            <text:p>621.89055</text:p>
          </table:table-cell>
          <table:table-cell office:value-type="float" office:value="0.00622" calcext:value-type="float">
            <text:p>0.00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ras secundário</text:p>
          </table:table-cell>
          <table:table-cell office:value-type="string" calcext:value-type="string">
            <text:p>e_espiras sec</text:p>
          </table:table-cell>
          <table:table-cell table:number-columns-repeated="8"/>
        </table:table-row>
        <table:table-row table:style-name="ro1">
          <table:table-cell office:value-type="float" office:value="72.05649" calcext:value-type="float">
            <text:p>72.05649</text:p>
          </table:table-cell>
          <table:table-cell office:value-type="float" office:value="0.00721" calcext:value-type="float">
            <text:p>0.0072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formula="of:=0.01*(2*8.7+10.5-4*1.7)" office:value-type="float" office:value="0.211" calcext:value-type="float">
            <text:p/>
          </table:table-cell>
          <table:table-cell table:formula="of:=0.017*0.0395" office:value-type="float" office:value="0.0006715" calcext:value-type="float">
            <text:p/>
          </table:table-cell>
          <table:table-cell table:number-columns-repeated="8"/>
        </table:table-row>
      </table:table>
      <table:table table:name="Dimensoes do transformador" table:style-name="ta1"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ltura(cm)</text:p>
          </table:table-cell>
          <table:table-cell office:value-type="string" calcext:value-type="string">
            <text:p>Comprimento(cm)</text:p>
          </table:table-cell>
          <table:table-cell office:value-type="string" calcext:value-type="string">
            <text:p>Largura(cm)</text:p>
          </table:table-cell>
          <table:table-cell office:value-type="string" calcext:value-type="string">
            <text:p>Seccao recta(cm)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8.7" calcext:value-type="float">
            <text:p>8.7</text:p>
          </table:table-cell>
          <table:table-cell office:value-type="float" office:value="3.95" calcext:value-type="float">
            <text:p>3.95</text:p>
          </table:table-cell>
          <table:table-cell office:value-type="float" office:value="1.7" calcext:value-type="float">
            <text:p>1.7</text:p>
          </table:table-cell>
        </table:table-row>
      </table:table>
      <table:table table:name="Pergunta 3" table:style-name="ta1">
        <office:forms form:automatic-focus="false" form:apply-design-mode="false"/>
        <table:table-column table:style-name="co9" table:default-cell-style-name="Default"/>
        <table:table-column table:style-name="co22" table:default-cell-style-name="Default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A)</text:p>
          </table:table-cell>
          <table:table-cell office:value-type="string" calcext:value-type="string">
            <text:p>U_primario(V)</text:p>
          </table:table-cell>
          <table:table-cell office:value-type="float" office:value="219.8" calcext:value-type="float">
            <text:p>219.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_U_primario(V)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_secundario(V)</text:p>
          </table:table-cell>
          <table:table-cell office:value-type="float" office:value="25.79" calcext:value-type="float">
            <text:p>25.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_U_secundario(V)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  <table:table-cell office:value-type="string" calcext:value-type="string">
            <text:p>ERROS</text:p>
          </table:table-cell>
        </table:table-row>
        <table:table-row table:style-name="ro1">
          <table:table-cell office:value-type="float" office:value="218.139" calcext:value-type="float">
            <text:p>218.139</text:p>
          </table:table-cell>
          <table:table-cell office:value-type="float" office:value="0.84" calcext:value-type="float">
            <text:p>0.84</text:p>
          </table:table-cell>
          <table:table-cell office:value-type="float" office:value="54.55476" calcext:value-type="float">
            <text:p>54.55476</text:p>
          </table:table-cell>
          <table:table-cell office:value-type="float" office:value="-5.6099" calcext:value-type="float">
            <text:p>-5.6099</text:p>
          </table:table-cell>
          <table:table-cell office:value-type="float" office:value="2.989" calcext:value-type="float">
            <text:p>2.989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  <table:table-cell/>
        </table:table-row>
        <table:table-row table:style-name="ro1">
          <table:table-cell office:value-type="float" office:value="25.705" calcext:value-type="float">
            <text:p>25.705</text:p>
          </table:table-cell>
          <table:table-cell office:value-type="float" office:value="0.857" calcext:value-type="float">
            <text:p>0.857</text:p>
          </table:table-cell>
          <table:table-cell office:value-type="float" office:value="-6.4749" calcext:value-type="float">
            <text:p>-6.4749</text:p>
          </table:table-cell>
          <table:table-cell table:formula="of:=-5.867*10^-2" office:value-type="float" office:value="-0.05867" calcext:value-type="float">
            <text:p/>
          </table:table-cell>
          <table:table-cell table:formula="of:=2.48*10^-2" office:value-type="float" office:value="0.0248" calcext:value-type="float">
            <text:p/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  <table:table-cell/>
        </table:table-row>
        <table:table-row table:style-name="ro1">
          <table:table-cell office:value-type="float" office:value="219.047" calcext:value-type="float">
            <text:p>219.047</text:p>
          </table:table-cell>
          <table:table-cell office:value-type="float" office:value="7.2017" calcext:value-type="float">
            <text:p>7.2017</text:p>
          </table:table-cell>
          <table:table-cell office:value-type="float" office:value="52.0471" calcext:value-type="float">
            <text:p>52.0471</text:p>
          </table:table-cell>
          <table:table-cell office:value-type="float" office:value="-4.15" calcext:value-type="float">
            <text:p>-4.15</text:p>
          </table:table-cell>
          <table:table-cell office:value-type="float" office:value="0.175" calcext:value-type="float">
            <text:p>0.175</text:p>
          </table:table-cell>
          <table:table-cell/>
        </table:table-row>
        <table:table-row table:style-name="ro1">
          <table:table-cell table:formula="of:=0.005*[.A24]" office:value-type="float" office:value="1.095235" calcext:value-type="float">
            <text:p/>
          </table:table-cell>
          <table:table-cell table:formula="of:=0.005*[.B24]" office:value-type="float" office:value="0.0360085" calcext:value-type="float">
            <text:p/>
          </table:table-cell>
          <table:table-cell table:formula="of:=0.005*[.C24]" office:value-type="float" office:value="0.2602355" calcext:value-type="float">
            <text:p/>
          </table:table-cell>
          <table:table-cell table:formula="of:=0.005*[.D24]" office:value-type="float" office:value="-0.02075" calcext:value-type="float">
            <text:p/>
          </table:table-cell>
          <table:table-cell table:formula="of:=0.005*[.E24]" office:value-type="float" office:value="0.000875" calcext:value-type="float">
            <text:p/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  <table:table-cell/>
        </table:table-row>
        <table:table-row table:style-name="ro1">
          <table:table-cell office:value-type="float" office:value="28.983" calcext:value-type="float">
            <text:p>28.983</text:p>
          </table:table-cell>
          <table:table-cell office:value-type="float" office:value="7.069" calcext:value-type="float">
            <text:p>7.069</text:p>
          </table:table-cell>
          <table:table-cell office:value-type="float" office:value="110.506" calcext:value-type="float">
            <text:p>110.506</text:p>
          </table:table-cell>
          <table:table-cell table:formula="of:=-2.5*10^-2" office:value-type="float" office:value="-0.025" calcext:value-type="float">
            <text:p/>
          </table:table-cell>
          <table:table-cell office:value-type="float" office:value="0.236" calcext:value-type="float">
            <text:p>0.236</text:p>
          </table:table-cell>
          <table:table-cell/>
        </table:table-row>
        <table:table-row table:style-name="ro1">
          <table:table-cell table:formula="of:=0.005*[.A29]" office:value-type="float" office:value="0.144915" calcext:value-type="float">
            <text:p/>
          </table:table-cell>
          <table:table-cell table:formula="of:=0.005*[.B29]" office:value-type="float" office:value="0.035345" calcext:value-type="float">
            <text:p/>
          </table:table-cell>
          <table:table-cell table:formula="of:=0.005*[.C29]" office:value-type="float" office:value="0.55253" calcext:value-type="float">
            <text:p/>
          </table:table-cell>
          <table:table-cell table:formula="of:=0.005*[.D29]" office:value-type="float" office:value="-0.000125" calcext:value-type="float">
            <text:p/>
          </table:table-cell>
          <table:table-cell table:formula="of:=0.005*[.E29]" office:value-type="float" office:value="0.00118" calcext:value-type="float">
            <text:p/>
          </table:table-cell>
          <table:table-cell/>
        </table:table-row>
      </table:table>
      <table:table table:name="Pergunta 4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2ef(mA)</text:p>
          </table:table-cell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33.403" calcext:value-type="float">
            <text:p>33.403</text:p>
          </table:table-cell>
          <table:table-cell office:value-type="float" office:value="0.83708" calcext:value-type="float">
            <text:p>0.83708</text:p>
          </table:table-cell>
          <table:table-cell office:value-type="float" office:value="21.176" calcext:value-type="float">
            <text:p>21.176</text:p>
          </table:table-cell>
          <table:table-cell office:value-type="float" office:value="-0.24" calcext:value-type="float">
            <text:p>-0.24</text:p>
          </table:table-cell>
          <table:table-cell table:formula="of:=2.39*10^-2" office:value-type="float" office:value="0.0239" calcext:value-type="float">
            <text:p/>
          </table:table-cell>
        </table:table-row>
        <table:table-row table:style-name="ro1">
          <table:table-cell table:formula="of:=0.005*[.A4]" office:value-type="float" office:value="0.167015" calcext:value-type="float">
            <text:p/>
          </table:table-cell>
          <table:table-cell table:formula="of:=0.005*[.B4]" office:value-type="float" office:value="0.0041854" calcext:value-type="float">
            <text:p/>
          </table:table-cell>
          <table:table-cell table:formula="of:=0.005*[.C4]" office:value-type="float" office:value="0.10588" calcext:value-type="float">
            <text:p/>
          </table:table-cell>
          <table:table-cell table:formula="of:=0.005*[.D4]" office:value-type="float" office:value="-0.0012" calcext:value-type="float">
            <text:p/>
          </table:table-cell>
          <table:table-cell table:formula="of:=0.005*[.E4]" office:value-type="float" office:value="0.0001195" calcext:value-type="float">
            <text:p/>
          </table:table-cell>
        </table:table-row>
      </table:table>
      <table:table table:name="Cálculo 3" table:style-name="ta1">
        <office:forms form:automatic-focus="false" form:apply-design-mode="false"/>
        <table:table-column table:style-name="co9" table:number-columns-repeated="13" table:default-cell-style-name="Default"/>
        <table:table-row table:style-name="ro1">
          <table:table-cell office:value-type="string" calcext:value-type="string">
            <text:p>A)</text:p>
          </table:table-cell>
          <table:table-cell table:number-columns-repeated="4"/>
          <table:table-cell office:value-type="string" calcext:value-type="string">
            <text:p>B)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RROS</text:p>
          </table:table-cell>
          <table:table-cell table:number-columns-repeated="4"/>
          <table:table-cell office:value-type="string" calcext:value-type="string">
            <text:p>Erros</text:p>
          </table:table-cell>
          <table:table-cell table:number-columns-repeated="4"/>
          <table:table-cell office:value-type="string" calcext:value-type="string">
            <text:p>Erros</text:p>
          </table:table-cell>
        </table:table-row>
        <table:table-row table:style-name="ro1">
          <table:table-cell office:value-type="string" calcext:value-type="string">
            <text:p>I1ef(A)</text:p>
          </table:table-cell>
          <table:table-cell table:formula="of:=['Pergunta 3'.B10]/10" office:value-type="float" office:value="0.084" calcext:value-type="float">
            <text:p/>
          </table:table-cell>
          <table:table-cell table:formula="of:=0.005*[.B3]" office:value-type="float" office:value="0.00042" calcext:value-type="float">
            <text:p/>
          </table:table-cell>
          <table:table-cell table:number-columns-repeated="2"/>
          <table:table-cell office:value-type="string" calcext:value-type="string">
            <text:p>I2ef(A)</text:p>
          </table:table-cell>
          <table:table-cell table:formula="of:=['Pergunta 3'.B24]/10" office:value-type="float" office:value="0.72017" calcext:value-type="float">
            <text:p/>
          </table:table-cell>
          <table:table-cell table:formula="of:=0.005*[.G3]" office:value-type="float" office:value="0.00360085" calcext:value-type="float">
            <text:p/>
          </table:table-cell>
          <table:table-cell table:number-columns-repeated="2"/>
          <table:table-cell office:value-type="string" calcext:value-type="string">
            <text:p>I1ef(A)</text:p>
          </table:table-cell>
          <table:table-cell table:formula="of:=['Pergunta 4'.B4]" office:value-type="float" office:value="0.83708" calcext:value-type="float">
            <text:p/>
          </table:table-cell>
          <table:table-cell table:formula="of:=0.005*[.L3]" office:value-type="float" office:value="0.0041854" calcext:value-type="float">
            <text:p/>
          </table:table-cell>
        </table:table-row>
        <table:table-row table:style-name="ro1">
          <table:table-cell office:value-type="string" calcext:value-type="string">
            <text:p>P12(VA)</text:p>
          </table:table-cell>
          <table:table-cell table:formula="of:=ABS(['Pergunta 3'.C15]/10)" office:value-type="float" office:value="0.64749" calcext:value-type="float">
            <text:p/>
          </table:table-cell>
          <table:table-cell table:formula="of:=0.005*[.B4]" office:value-type="float" office:value="0.00323745" calcext:value-type="float">
            <text:p/>
          </table:table-cell>
          <table:table-cell table:number-columns-repeated="2"/>
          <table:table-cell office:value-type="string" calcext:value-type="string">
            <text:p>P21(VA)</text:p>
          </table:table-cell>
          <table:table-cell table:formula="of:=['Pergunta 3'.C24]/10" office:value-type="float" office:value="5.20471" calcext:value-type="float">
            <text:p/>
          </table:table-cell>
          <table:table-cell table:formula="of:=0.005*[.G4]" office:value-type="float" office:value="0.02602355" calcext:value-type="float">
            <text:p/>
          </table:table-cell>
          <table:table-cell table:number-columns-repeated="2"/>
          <table:table-cell office:value-type="string" calcext:value-type="string">
            <text:p>U1ef(V)</text:p>
          </table:table-cell>
          <table:table-cell table:formula="of:=SQRT(['Pergunta 4'.A4]^2+['Pergunta 4'.B4]^2-2*['Pergunta 4'.C4])" office:value-type="float" office:value="32.7736038898135" calcext:value-type="float">
            <text:p/>
          </table:table-cell>
          <table:table-cell table:formula="of:=0.005*[.L4]" office:value-type="float" office:value="0.163868019449068" calcext:value-type="float">
            <text:p/>
          </table:table-cell>
        </table:table-row>
        <table:table-row table:style-name="ro1">
          <table:table-cell office:value-type="string" calcext:value-type="string">
            <text:p>P10(VA)</text:p>
          </table:table-cell>
          <table:table-cell table:formula="of:=['Pergunta 3'.C10]/10" office:value-type="float" office:value="5.455476" calcext:value-type="float">
            <text:p/>
          </table:table-cell>
          <table:table-cell table:formula="of:=0.005*[.B5]" office:value-type="float" office:value="0.02727738" calcext:value-type="float">
            <text:p/>
          </table:table-cell>
          <table:table-cell table:number-columns-repeated="2"/>
          <table:table-cell office:value-type="string" calcext:value-type="string">
            <text:p>P2(VA)</text:p>
          </table:table-cell>
          <table:table-cell table:formula="of:=['Pergunta 3'.C29]/10" office:value-type="float" office:value="11.0506" calcext:value-type="float">
            <text:p/>
          </table:table-cell>
          <table:table-cell table:formula="of:=0.005*[.G5]" office:value-type="float" office:value="0.055253" calcext:value-type="float">
            <text:p/>
          </table:table-cell>
          <table:table-cell table:number-columns-repeated="2"/>
          <table:table-cell office:value-type="string" calcext:value-type="string">
            <text:p>P10(VA)</text:p>
          </table:table-cell>
          <table:table-cell table:formula="of:=['Pergunta 4'.C4]-['Pergunta 4'.B4]" office:value-type="float" office:value="20.33892" calcext:value-type="float">
            <text:p/>
          </table:table-cell>
          <table:table-cell table:formula="of:=0.005*[.L5]" office:value-type="float" office:value="0.1016946" calcext:value-type="float">
            <text:p/>
          </table:table-cell>
        </table:table-row>
        <table:table-row table:style-name="ro1">
          <table:table-cell office:value-type="string" calcext:value-type="string">
            <text:p>n2/n1</text:p>
          </table:table-cell>
          <table:table-cell table:formula="of:=1/['Pergunta 1'.C22]" office:value-type="float" office:value="0.115866835410186" calcext:value-type="float">
            <text:p/>
          </table:table-cell>
          <table:table-cell table:formula="of:=['Pergunta 1'.D22]/['Pergunta 1'.C22]^2" office:value-type="float" office:value="0.000011651454832272" calcext:value-type="float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rFeA(Ohm)</text:p>
          </table:table-cell>
          <table:table-cell table:formula="of:=[.B4]/([.B6]*[.B3]^2)" office:value-type="float" office:value="791.982066804992" calcext:value-type="float">
            <text:p/>
          </table:table-cell>
          <table:table-cell table:formula="of:=[.C4]/([.B6]*[.B3]^2)+([.B3]^2*[.B4]*[.C6])/([.B6]*[.B3]^2)^2+[.B6]*2*[.B3]*[.B4]*[.C3]/([.B6]*[.B3]^2)^2" office:value-type="float" office:value="11.9593719385575" calcext:value-type="float">
            <text:p/>
          </table:table-cell>
          <table:table-cell table:number-columns-repeated="2"/>
          <table:table-cell office:value-type="string" calcext:value-type="string">
            <text:p>rFeB(Ohm)</text:p>
          </table:table-cell>
          <table:table-cell table:formula="of:=[.G4]/([.G3]^2*[.B6])" office:value-type="float" office:value="86.6098603740441" calcext:value-type="float">
            <text:p/>
          </table:table-cell>
          <table:table-cell table:formula="of:=[.H4]/([.B6]*[.G3]^2)+[.G3]^2*[.G4]*[.C6]/([.B6]*[.G3]^2)^2+2*[.G3]*[.B6]*[.G4]*[.H3]/([.B6]*[.G3]^2)^2" office:value-type="float" office:value="1.30785730785338" calcext:value-type="float">
            <text:p/>
          </table:table-cell>
          <table:table-cell table:number-columns-repeated="2"/>
          <table:table-cell office:value-type="string" calcext:value-type="string">
            <text:p>r1+r2' (Ohm)</text:p>
          </table:table-cell>
          <table:table-cell table:formula="of:=[.L5]/[.L3]^2" office:value-type="float" office:value="29.0264522006426" calcext:value-type="float">
            <text:p/>
          </table:table-cell>
          <table:table-cell table:formula="of:=[.M5]/[.L3]^2+(2*[.L3]*[.L5]*[.M3])/[.L3]^4" office:value-type="float" office:value="0.435396783009639" calcext:value-type="float">
            <text:p/>
          </table:table-cell>
        </table:table-row>
        <table:table-row table:style-name="ro1">
          <table:table-cell office:value-type="string" calcext:value-type="string">
            <text:p>r1(ohm)</text:p>
          </table:table-cell>
          <table:table-cell table:formula="of:=[.B5]/[.B3]^2 - [.B7]" office:value-type="float" office:value="-18.8136994580535" calcext:value-type="float">
            <text:p/>
          </table:table-cell>
          <table:table-cell table:formula="of:=[.C5]/[.B3]^2+2*[.B3]*[.B5]*[.C3]/[.B3]^4+[.C7]" office:value-type="float" office:value="23.5568974487616" calcext:value-type="float">
            <text:p/>
          </table:table-cell>
          <table:table-cell table:number-columns-repeated="2"/>
          <table:table-cell office:value-type="string" calcext:value-type="string">
            <text:p>r2'(Ohm)</text:p>
          </table:table-cell>
          <table:table-cell table:formula="of:=[.G5]/([.G3]^2*[.B6]^2)-[.G7]" office:value-type="float" office:value="1500.46537769664" calcext:value-type="float">
            <text:p/>
          </table:table-cell>
          <table:table-cell table:formula="of:=[.H5]/([.G3]*[.B6])^2+2*[.G3]*[.B6]^2*[.G5]*[.H3]/([.G3]*[.B6])^4+2*[.B6]*[.G3]^2*[.G5]*[.C6]/([.G3]*[.B6])^4+[.H7]" office:value-type="float" office:value="25.433175324044" calcext:value-type="float">
            <text:p/>
          </table:table-cell>
          <table:table-cell table:number-columns-repeated="2"/>
          <table:table-cell office:value-type="string" calcext:value-type="string">
            <text:p>h11+h22'</text:p>
          </table:table-cell>
          <table:table-cell table:formula="of:=SQRT((([.L4]/[.L3])^2-[.L7]^2)/(2*PI()*50)^2)" office:value-type="float" office:value="0.0836354213793834" calcext:value-type="float">
            <text:p/>
          </table:table-cell>
          <table:table-cell table:formula="of:=([.L4]*[.M4])/([.L3]^2*(100*PI())^2*[.L8])+[.L4]^2*[.M3]/([.L3]^3*(100*PI())^2*[.L8])+[.L7]*[.M7]/((100*PI())^2*[.L8])" office:value-type="float" office:value="0.0033881030629" calcext:value-type="float">
            <text:p/>
          </table:table-cell>
        </table:table-row>
        <table:table-row table:style-name="ro1">
          <table:table-cell office:value-type="string" calcext:value-type="string">
            <text:p>sin(phiFe)A</text:p>
          </table:table-cell>
          <table:table-cell table:formula="of:=[.B4]/(['Pergunta 3'.A15]*[.B3])" office:value-type="float" office:value="0.299872176063579" calcext:value-type="float">
            <text:p/>
          </table:table-cell>
          <table:table-cell table:formula="of:=[.C4]/(['Pergunta 3'.A15]*[.B3])+[.B4]*[.B3]*0.005*['Pergunta 3'.A15]/(['Pergunta 3'.A15]*[.B3])^2+['Pergunta 3'.A15]*[.B4]*[.C3]/(['Pergunta 3'.A15]*[.B3])^2" office:value-type="float" office:value="0.00449808264095368" calcext:value-type="float">
            <text:p/>
          </table:table-cell>
          <table:table-cell table:number-columns-repeated="2"/>
          <table:table-cell office:value-type="string" calcext:value-type="string">
            <text:p>sin(phiFe)B</text:p>
          </table:table-cell>
          <table:table-cell table:formula="of:=[.G7]/(2*PI()*50*[.G12])" office:value-type="float" office:value="0.0329931818299836" calcext:value-type="float">
            <text:p/>
          </table:table-cell>
          <table:table-cell table:formula="of:=[.H7]/(100*PI()*[.G12])+100*PI()*[.G7]*[.H12]/(100*PI()*[.G12])^2" office:value-type="float" office:value="0.000831465069478259" calcext:value-type="float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phiFeA(º)</text:p>
          </table:table-cell>
          <table:table-cell office:value-type="float" office:value="17.4499" calcext:value-type="float">
            <text:p>17.4499</text:p>
          </table:table-cell>
          <table:table-cell table:formula="of:=[.C9]/(SQRT(1-[.B9]^2))" office:value-type="float" office:value="0.00471507318129886" calcext:value-type="float">
            <text:p/>
          </table:table-cell>
          <table:table-cell table:number-columns-repeated="2"/>
          <table:table-cell office:value-type="string" calcext:value-type="string">
            <text:p>phiFeB(º)</text:p>
          </table:table-cell>
          <table:table-cell office:value-type="float" office:value="1.8907" calcext:value-type="float">
            <text:p>1.8907</text:p>
          </table:table-cell>
          <table:table-cell table:formula="of:=[.H9]/(SQRT(1-[.G9]^2))" office:value-type="float" office:value="0.000831917984948027" calcext:value-type="float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cos(phiFeA)</text:p>
          </table:table-cell>
          <table:table-cell office:value-type="float" office:value="0.95398" calcext:value-type="float">
            <text:p>0.95398</text:p>
          </table:table-cell>
          <table:table-cell office:value-type="float" office:value="0.00141" calcext:value-type="float">
            <text:p>0.00141</text:p>
          </table:table-cell>
          <table:table-cell table:number-columns-repeated="2"/>
          <table:table-cell office:value-type="string" calcext:value-type="string">
            <text:p>cos(phiFeB)</text:p>
          </table:table-cell>
          <table:table-cell office:value-type="float" office:value="0.9995" calcext:value-type="float">
            <text:p>0.9995</text:p>
          </table:table-cell>
          <table:table-cell office:value-type="float" office:value="0.000027" calcext:value-type="float">
            <text:p>2.7E-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1A</text:p>
          </table:table-cell>
          <table:table-cell table:formula="of:=['Pergunta 3'.A15]/[.B3]*1/[.B6]*1/(2*PI()*50)" office:value-type="float" office:value="8.40677267406268" calcext:value-type="float">
            <text:p/>
          </table:table-cell>
          <table:table-cell table:formula="of:=0.005*['Pergunta 3'.A15]/([.B3]*[.B6]*100*PI())+['Pergunta 3'.A15]*[.B3]*(100*PI())*[.C6]/([.B3]*[.B6]*100*PI())^2+['Pergunta 3'.A15]*[.B6]*100*PI()*[.C3]/([.B3]*[.B6]*100*PI())^2" office:value-type="float" office:value="0.0849131035194976" calcext:value-type="float">
            <text:p/>
          </table:table-cell>
          <table:table-cell table:number-columns-repeated="2"/>
          <table:table-cell office:value-type="string" calcext:value-type="string">
            <text:p>l11B</text:p>
          </table:table-cell>
          <table:table-cell table:formula="of:=['Pergunta 3'.A24]/([.B6]*[.G3]*2*PI()*50)" office:value-type="float" office:value="8.35590060398538" calcext:value-type="float">
            <text:p/>
          </table:table-cell>
          <table:table-cell table:formula="of:=0.005*['Pergunta 3'.A24]/(100*PI()*[.B6]*[.G3])+100*PI()*[.G3]*['Pergunta 3'.A24]*[.C6]/(100*PI()*[.B6]*[.G3])^2+100*PI()*[.B6]*['Pergunta 3'.A24]*[.H3]/((100*PI()*[.B6]*[.G3])^2)" office:value-type="float" office:value="0.0843992671734701" calcext:value-type="float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h11+</text:p>
          </table:table-cell>
          <table:table-cell table:formula="of:=SQRT(((['Pergunta 3'.A10]/[.B3])^2-([.B7]+[.B8])^2)/(2*PI()*50)^2)-[.B12]*[.B11]" office:value-type="float" office:value="-0.128591475136331" calcext:value-type="float">
            <text:p/>
          </table:table-cell>
          <table:table-cell table:formula="of:=(2*['Pergunta 3'.A10]*[.B3]^2*0.005*['Pergunta 3'.A10]+2*[.B3]*['Pergunta 3'.A10]^2*[.C3])/(([.B3]^4*(100*PI())^2)*2*SQRT(((['Pergunta 3'.A10]/[.B3])^2-([.B8]+[.B7])^2)/(100*PI())^2))+2*([.B8]+[.B7])*([.C7]+[.C8])/(100*PI())^2*2*SQRT(((['Pergunta 3'.A10]/[.B3])^2-([.B8]+[.B7])^2)/(100*PI())^2)+[.B11]*[.C12]" office:value-type="float" office:value="8.94993493067817" calcext:value-type="float">
            <text:p/>
          </table:table-cell>
          <table:table-cell table:number-columns-repeated="2"/>
          <table:table-cell office:value-type="string" calcext:value-type="string">
            <text:p>h22'+</text:p>
          </table:table-cell>
          <table:table-cell table:formula="of:=SQRT(((['Pergunta 3'.A29]/[.G3])^2*(1/[.B6])^4-([.G8]+[.G7])^2)/(2*PI()*50)^2)-[.G12]*[.G11]" office:value-type="float" office:value="-0.25671102945372" calcext:value-type="float">
            <text:p/>
          </table:table-cell>
          <table:table-cell table:formula="of:=['Pergunta 3'.A29]*0.005*['Pergunta 3'.A29]/([.G3]^2*[.B6]^4*SQRT(ABS(((['Pergunta 3'.A29]/([.G3]*[.B6]))^2-([.G8]+[.G7])^2)/(100*PI())^2))*(100*PI())^2)+['Pergunta 3'.A29]^2*[.H3]/([.G3]^3*[.B6]^4*SQRT(ABS(((['Pergunta 3'.A29]/([.G3]*[.B6]))^2-([.G8]+[.G7])^2)/(100*PI())^2))*(100*PI())^2)+2*['Pergunta 3'.A29]^2*[.C6]/([.G3]^2*[.B6]^5*SQRT(ABS(((['Pergunta 3'.A29]/([.G3]*[.B6]))^2-([.G8]+[.G7])^2)/(100*PI())^2))*(100*PI())^2)+([.G8]+[.G7])*[.H8]/(SQRT(ABS(((['Pergunta 3'.A29]/([.G3]*[.B6]))^2-([.G8]+[.G7])^2)/(100*PI())^2))*(100*PI())^2 )+([.G8]+[.G7])*[.H7]/(SQRT(ABS(((['Pergunta 3'.A29]/([.G3]*[.B6]))^2-([.G8]+[.G7])^2)/(100*PI())^2))*(100*PI())^2 )+[.G11]*[.H12]" office:value-type="float" office:value="0.360016068263351" calcext:value-type="float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h11-</text:p>
          </table:table-cell>
          <table:table-cell table:formula="of:=-SQRT(((['Pergunta 3'.A10]/[.B3])^2-([.B7]+[.B8])^2)/(2*PI()*50)^2)-[.B12]*[.B11]" office:value-type="float" office:value="-15.9111945160683" calcext:value-type="float">
            <text:p/>
          </table:table-cell>
          <table:table-cell table:number-columns-repeated="3"/>
          <table:table-cell office:value-type="string" calcext:value-type="string">
            <text:p>h22'-</text:p>
          </table:table-cell>
          <table:table-cell table:formula="of:=-SQRT(((['Pergunta 3'.A29]/[.G3])^2*(1/[.B6])^4-([.G8]+[.G7])^2)/(2*PI()*50)^2)-[.G12]*[.G11]" office:value-type="float" office:value="-16.4467342779131" calcext:value-type="float">
            <text:p/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9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-00-0000</text:date>, <text:time style:data-style-name="N2" text:time-value="22:03:31.72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4:26:11.262000000</meta:creation-date>
    <dc:date>2014-10-19T23:11:10.894000000</dc:date>
    <meta:editing-duration>PT4H26M1S</meta:editing-duration>
    <meta:editing-cycles>33</meta:editing-cycles>
    <meta:generator>LibreOffice/4.2.2.1$Windows_x86 LibreOffice_project/3be8cda0bddd8e430d8cda1ebfd581265cca5a0f</meta:generator>
    <meta:document-statistic meta:table-count="6" meta:cell-count="397" meta:object-count="0"/>
  </office:meta>
</office:document-meta>
</file>